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Α’ Μέρος </text:p>
      <text:p text:style-name="Standard"/>
      <text:p text:style-name="P1">Ερωτήσεις</text:p>
      <text:p text:style-name="P1"/>
      <text:p text:style-name="P1">Α1) Το εύρος τιμών βαθμολογίας στο οποίο έχουμε μεγαλύτερη πιθανοφάνεια να είναι καλός ο μαθητής είναι:</text:p>
      <text:p text:style-name="P1"><text:tab/><text:tab/><text:tab/><text:tab/><text:tab/><text:tab/><text:span text:style-name="T2">6.4 έως 1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6T14:54:58.04</meta:creation-date>
    <meta:generator>OpenOffice/4.1.4$Win32 OpenOffice.org_project/414m5$Build-9788</meta:generator>
    <meta:document-statistic meta:table-count="0" meta:image-count="0" meta:object-count="0" meta:page-count="1" meta:paragraph-count="4" meta:word-count="22" meta:character-count="137"/>
    <dc:date>2019-11-16T15:25:55.03</dc:date>
  </office:meta>
</office:document-meta>
</file>